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Wetter</text:p>
          </table:table-cell>
          <table:table-cell table:style-name="ce1" office:value-type="string" calcext:value-type="string">
            <text:p>Luftfeuchtigkeit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Fußball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9,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6,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8,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1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0,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7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2,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20,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23,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2,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7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Wetter</text:p>
          </table:table-cell>
          <table:table-cell table:style-name="ce1" office:value-type="string" calcext:value-type="string">
            <text:p>Luftfeuchtigkeit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Fußbal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9,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2,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,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8,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1,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,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,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3,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7,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7,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3,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2,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B21:Sheet1.G34" table:contains-header="false">
          <table:sort>
            <table:sort-by table:field-number="5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1:21:39.678968207</meta:creation-date>
    <dc:date>2016-12-10T11:32:47.393452663</dc:date>
    <meta:editing-duration>PT57S</meta:editing-duration>
    <meta:editing-cycles>1</meta:editing-cycles>
    <meta:document-statistic meta:table-count="1" meta:cell-count="178" meta:object-count="0"/>
    <meta:generator>LibreOffice/5.1.4.2$Linux_X86_64 LibreOffice_project/10m0$Build-2</meta:generator>
  </office:meta>
</office:document-meta>
</file>